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ans-serif"/>
    <style:font-face style:name="Fira Code" svg:font-family="'Fira Code', consolas, monospace"/>
    <style:font-face style:name="FiraCode NF" svg:font-family="'FiraCode NF', 'FiraCode Nerd Font', Hack, 'Hack Nerd Font', Hermit, 'Hermit Nerd Font', 'DejaVu Sans Mono', consolas, 'Noto Sans Mono', 'Ubuntu Mono', DejaVuBackup,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egoe ui" svg:font-family="'segoe ui', Arial, FreeSans, DejaVu, sans-serif"/>
    <style:font-face style:name="var fontStack-monospace" svg:font-family="'var fontStack-monospace', ui-monospace, SFMono-Regular, 'SF Mono', Menlo, Consolas, 'Liberation Mono', monospace"/>
  </office:font-face-decls>
  <office:automatic-styles>
    <style:style style:name="P1" style:family="paragraph" style:parent-style-name="Preformatted_20_Text">
      <style:paragraph-properties fo:margin-left="0in" fo:margin-right="0in" fo:margin-top="0in" fo:margin-bottom="0in" style:contextual-spacing="false" fo:line-height="145%" fo:orphans="2" fo:widows="2" fo:text-indent="0in" style:auto-text-indent="false" fo:padding="0in" fo:border="none"/>
      <style:text-properties fo:font-variant="normal" fo:text-transform="none" fo:color="#1f2328" loext:opacity="100%" style:font-name="var fontStack-monospace" fo:font-size="9.75pt" fo:letter-spacing="normal" fo:font-style="normal" fo:font-weight="normal"/>
    </style:style>
    <style:style style:name="P2" style:family="paragraph" style:parent-style-name="Preformatted_20_Text">
      <style:paragraph-properties fo:margin-left="0in" fo:margin-right="0in" fo:margin-top="0in" fo:margin-bottom="0in" style:contextual-spacing="false" fo:line-height="145%" fo:orphans="2" fo:widows="2" fo:text-indent="0in" style:auto-text-indent="false" fo:padding="0in" fo:border="none"/>
      <style:text-properties fo:font-variant="normal" fo:text-transform="none" fo:color="#1f2328" loext:opacity="100%" style:font-name="var fontStack-monospace" fo:font-size="9.75pt" fo:letter-spacing="normal" fo:font-style="normal" fo:font-weight="bold" fo:background-color="#ffff00" style:font-weight-asian="bold" style:font-weight-complex="bold"/>
    </style:style>
    <style:style style:name="P3" style:family="paragraph" style:parent-style-name="Preformatted_20_Text">
      <style:paragraph-properties fo:margin-left="0in" fo:margin-right="0in" fo:margin-top="0in" fo:margin-bottom="0in" style:contextual-spacing="false" fo:line-height="145%" fo:orphans="2" fo:widows="2" fo:text-indent="0in" style:auto-text-indent="false" fo:padding="0in" fo:border="none"/>
      <style:text-properties fo:font-variant="normal" fo:text-transform="none" fo:color="#1f2328" loext:opacity="100%" style:font-name="var fontStack-monospace" fo:font-size="9.75pt" fo:letter-spacing="normal" fo:font-style="normal" fo:font-weight="bold" fo:background-color="#f6f9d4" style:font-weight-asian="bold" style:font-weight-complex="bold"/>
    </style:style>
    <style:style style:name="P4" style:family="paragraph" style:parent-style-name="Text_20_body">
      <style:paragraph-properties fo:margin-left="0in" fo:margin-right="0in" fo:line-height="150%" fo:orphans="2" fo:widows="2" fo:text-indent="0in" style:auto-text-indent="false"/>
      <style:text-properties fo:font-variant="normal" fo:text-transform="none" fo:color="#000000" loext:opacity="100%" style:font-name="segoe ui" fo:font-size="12pt" fo:letter-spacing="normal" fo:font-style="normal" fo:font-weight="normal"/>
    </style:style>
    <style:style style:name="P5" style:family="paragraph" style:parent-style-name="Standard">
      <style:text-properties fo:font-variant="normal" fo:text-transform="none" fo:color="#000000" loext:opacity="100%" style:text-line-through-style="none" style:text-line-through-type="none" style:font-name="Arial" fo:font-size="12pt" fo:font-style="normal" style:text-underline-style="none" fo:font-weight="bold" style:text-blinking="false" fo:background-color="#ffff00" style:font-size-asian="12pt" style:font-weight-asian="bold" style:font-size-complex="12pt" style:font-weight-complex="bold"/>
    </style:style>
    <style:style style:name="P6" style:family="paragraph" style:parent-style-name="Standard">
      <style:text-properties fo:font-variant="normal" fo:text-transform="none" fo:color="#000000" loext:opacity="100%" style:text-line-through-style="none" style:text-line-through-type="none" style:font-name="Arial" fo:font-size="12pt" fo:font-style="normal" style:text-underline-style="none" fo:font-weight="bold" officeooo:rsid="00167ed0" officeooo:paragraph-rsid="00167ed0" style:text-blinking="false" fo:background-color="#ffff00" style:font-size-asian="12pt" style:font-weight-asian="bold" style:font-size-complex="12pt" style:font-weight-complex="bold"/>
    </style:style>
    <style:style style:name="P7" style:family="paragraph" style:parent-style-name="Preformatted_20_Text">
      <style:paragraph-properties fo:margin-left="0in" fo:margin-right="0in" fo:orphans="2" fo:widows="2" fo:text-indent="0in" style:auto-text-indent="false"/>
    </style:style>
    <style:style style:name="P8" style:family="paragraph" style:parent-style-name="Preformatted_20_Text">
      <style:paragraph-properties fo:margin-left="0in" fo:margin-right="0in" fo:margin-top="0in" fo:margin-bottom="0.1965in" style:contextual-spacing="false" fo:orphans="2" fo:widows="2" fo:text-indent="0in" style:auto-text-indent="false"/>
    </style:style>
    <style:style style:name="P9" style:family="paragraph" style:parent-style-name="Preformatted_20_Text">
      <style:paragraph-properties fo:orphans="2" fo:widows="2"/>
    </style:style>
    <style:style style:name="P10" style:family="paragraph" style:parent-style-name="Preformatted_20_Text">
      <style:paragraph-properties fo:margin-top="0in" fo:margin-bottom="0.1965in" style:contextual-spacing="false" fo:orphans="2" fo:widows="2"/>
    </style:style>
    <style:style style:name="P11" style:family="paragraph" style:parent-style-name="Preformatted_20_Text">
      <style:paragraph-properties fo:orphans="2" fo:widows="2"/>
      <style:text-properties officeooo:paragraph-rsid="00251b1e"/>
    </style:style>
    <style:style style:name="P12" style:family="paragraph" style:parent-style-name="Preformatted_20_Text">
      <style:paragraph-properties fo:margin-top="0in" fo:margin-bottom="0.1965in" style:contextual-spacing="false" fo:orphans="2" fo:widows="2"/>
      <style:text-properties officeooo:paragraph-rsid="00264225"/>
    </style:style>
    <style:style style:name="P13" style:family="paragraph" style:parent-style-name="Preformatted_20_Text">
      <style:paragraph-properties fo:margin-top="0in" fo:margin-bottom="0.1965in" style:contextual-spacing="false" fo:orphans="2" fo:widows="2"/>
      <style:text-properties officeooo:paragraph-rsid="00274ebc"/>
    </style:style>
    <style:style style:name="P14" style:family="paragraph" style:parent-style-name="Standard">
      <style:text-properties fo:font-weight="bold" fo:background-color="#ffff00" style:font-weight-asian="bold" style:font-weight-complex="bold"/>
    </style:style>
    <style:style style:name="P15" style:family="paragraph" style:parent-style-name="Standard">
      <style:text-properties fo:font-weight="bold" officeooo:rsid="00308e84" officeooo:paragraph-rsid="00308e84" fo:background-color="#ffff00" style:font-weight-asian="bold" style:font-weight-complex="bold"/>
    </style:style>
    <style:style style:name="P16" style:family="paragraph" style:parent-style-name="Standard">
      <style:text-properties fo:font-weight="bold" style:font-weight-asian="bold" style:font-weight-complex="bold"/>
    </style:style>
    <style:style style:name="P17" style:family="paragraph" style:parent-style-name="Standard">
      <style:text-properties fo:font-weight="bold" officeooo:rsid="0019ab0a" style:font-weight-asian="bold" style:font-weight-complex="bold"/>
    </style:style>
    <style:style style:name="P18" style:family="paragraph" style:parent-style-name="Text_20_body">
      <style:paragraph-properties fo:margin-left="0in" fo:margin-right="0in" fo:line-height="150%" fo:orphans="2" fo:widows="2" fo:text-indent="0in" style:auto-text-indent="false"/>
    </style:style>
    <style:style style:name="P19" style:family="paragraph" style:parent-style-name="Standard">
      <style:text-properties fo:background-color="#ffff00"/>
    </style:style>
    <style:style style:name="P20" style:family="paragraph" style:parent-style-name="Preformatted_20_Text">
      <style:paragraph-properties fo:margin-top="0in" fo:margin-bottom="0.1965in" style:contextual-spacing="false"/>
    </style:style>
    <style:style style:name="P21" style:family="paragraph" style:parent-style-name="Preformatted_20_Text">
      <style:paragraph-properties fo:margin-top="0in" fo:margin-bottom="0.1965in" style:contextual-spacing="false"/>
      <style:text-properties officeooo:paragraph-rsid="002473fe"/>
    </style:style>
    <style:style style:name="P22" style:family="paragraph" style:parent-style-name="Standard">
      <style:text-properties fo:font-weight="normal" officeooo:rsid="0019ab0a" style:font-weight-asian="normal" style:font-weight-complex="normal"/>
    </style:style>
    <style:style style:name="P23" style:family="paragraph" style:parent-style-name="Standard">
      <style:text-properties fo:color="#c9211e" loext:opacity="100%" fo:font-weight="bold" officeooo:rsid="0019ab0a" style:font-weight-asian="bold" style:font-weight-complex="bold"/>
    </style:style>
    <style:style style:name="P24" style:family="paragraph" style:parent-style-name="Standard">
      <style:text-properties fo:color="#000000" loext:opacity="100%" fo:font-weight="bold" officeooo:rsid="0019ab0a" style:font-weight-asian="bold" style:font-weight-complex="bold"/>
    </style:style>
    <style:style style:name="P25" style:family="paragraph" style:parent-style-name="Standard">
      <style:text-properties fo:color="#bf0041" loext:opacity="100%" fo:font-weight="bold" officeooo:rsid="0019ab0a" style:font-weight-asian="bold" style:font-weight-complex="bold"/>
    </style:style>
    <style:style style:name="P26" style:family="paragraph" style:parent-style-name="Standard">
      <style:text-properties fo:font-weight="bold" officeooo:rsid="0019ab0a" officeooo:paragraph-rsid="00345094" style:font-weight-asian="bold" style:font-weight-complex="bold"/>
    </style:style>
    <style:style style:name="P27" style:family="paragraph" style:parent-style-name="Standard">
      <style:text-properties fo:font-weight="bold" officeooo:rsid="0019ab0a" style:font-weight-asian="bold" style:font-weight-complex="bold"/>
    </style:style>
    <style:style style:name="P28" style:family="paragraph" style:parent-style-name="Standard">
      <style:text-properties fo:font-weight="bold" officeooo:rsid="0019ab0a" officeooo:paragraph-rsid="00357296" style:font-weight-asian="bold" style:font-weight-complex="bold"/>
    </style:style>
    <style:style style:name="P29" style:family="paragraph" style:parent-style-name="Standard">
      <style:text-properties officeooo:paragraph-rsid="0039a900"/>
    </style:style>
    <style:style style:name="T1" style:family="text">
      <style:text-properties fo:font-variant="normal" fo:text-transform="none" fo:color="#000000" loext:opacity="100%" style:font-name="segoe ui" fo:letter-spacing="normal" fo:font-style="normal" style:text-underline-style="solid" style:text-underline-width="auto" style:text-underline-color="font-color" fo:font-weight="normal" fo:background-color="transparent" loext:char-shading-value="0"/>
    </style:style>
    <style:style style:name="T2" style:family="text">
      <style:text-properties fo:font-variant="normal" fo:text-transform="none" fo:color="#000000" loext:opacity="100%" style:font-name="segoe ui" fo:font-size="12pt" fo:letter-spacing="normal" fo:font-style="normal" fo:font-weight="normal"/>
    </style:style>
    <style:style style:name="T3" style:family="text">
      <style:text-properties fo:font-variant="normal" fo:text-transform="none" fo:color="#000000" loext:opacity="100%" style:font-name="Fira Code" fo:font-size="10.5pt" fo:letter-spacing="normal" fo:font-style="normal" fo:font-weight="normal" loext:padding-left="0.0417in" loext:padding-right="0in" loext:padding-top="0.0209in" loext:padding-bottom="0.0209in" loext:border-left="0.06pt solid #d9d9d9" loext:border-right="none" loext:border-top="0.06pt solid #d9d9d9" loext:border-bottom="0.06pt solid #d9d9d9"/>
    </style:style>
    <style:style style:name="T4" style:family="text">
      <style:text-properties fo:font-variant="normal" fo:text-transform="none" fo:color="#000000" loext:opacity="100%" style:font-name="FiraCode NF" fo:font-size="12pt" fo:letter-spacing="normal" fo:font-style="normal" fo:font-weight="normal" fo:background-color="#dde8cb" loext:char-shading-value="0"/>
    </style:style>
    <style:style style:name="T5" style:family="text">
      <style:text-properties fo:font-variant="normal" fo:text-transform="none" fo:color="#397300" loext:opacity="100%" style:font-name="FiraCode NF" fo:font-size="12pt" fo:letter-spacing="normal" fo:font-style="normal" fo:font-weight="normal" fo:background-color="#f3f3f3" loext:char-shading-value="0"/>
    </style:style>
    <style:style style:name="T6" style:family="text">
      <style:text-properties fo:font-variant="normal" fo:text-transform="none" fo:color="#397300" loext:opacity="100%" style:font-name="FiraCode NF" fo:font-size="12pt" fo:letter-spacing="normal" fo:font-style="normal" fo:font-weight="normal" fo:background-color="#dde8cb" loext:char-shading-value="0"/>
    </style:style>
    <style:style style:name="T7" style:family="text">
      <style:text-properties fo:font-variant="normal" fo:text-transform="none" fo:color="#397300" loext:opacity="100%" style:font-name="FiraCode NF" fo:font-size="12pt" fo:letter-spacing="normal" fo:font-style="normal" fo:font-weight="normal" fo:background-color="#ffff00" loext:char-shading-value="0"/>
    </style:style>
    <style:style style:name="T8" style:family="text">
      <style:text-properties fo:font-variant="normal" fo:text-transform="none" fo:color="#444444" loext:opacity="100%" style:font-name="FiraCode NF" fo:font-size="12pt" fo:letter-spacing="normal" fo:font-style="normal" fo:font-weight="normal" fo:background-color="#f3f3f3" loext:char-shading-value="0"/>
    </style:style>
    <style:style style:name="T9" style:family="text">
      <style:text-properties fo:font-variant="normal" fo:text-transform="none" fo:color="#444444" loext:opacity="100%" style:font-name="FiraCode NF" fo:font-size="12pt" fo:letter-spacing="normal" fo:font-style="normal" fo:font-weight="normal" fo:background-color="#dde8cb" loext:char-shading-value="0"/>
    </style:style>
    <style:style style:name="T10" style:family="text">
      <style:text-properties fo:font-variant="normal" fo:text-transform="none" fo:color="#444444" loext:opacity="100%" style:font-name="FiraCode NF" fo:font-size="12pt" fo:letter-spacing="normal" fo:font-style="normal" fo:font-weight="normal" officeooo:rsid="00274ebc" fo:background-color="#dde8cb" loext:char-shading-value="0"/>
    </style:style>
    <style:style style:name="T11" style:family="text">
      <style:text-properties fo:font-variant="normal" fo:text-transform="none" fo:color="#444444" loext:opacity="100%" style:font-name="FiraCode NF" fo:font-size="12pt" fo:letter-spacing="normal" fo:font-style="normal" fo:font-weight="normal" fo:background-color="#ffff00" loext:char-shading-value="0"/>
    </style:style>
    <style:style style:name="T12" style:family="text">
      <style:text-properties fo:font-variant="normal" fo:text-transform="none" fo:color="#444444" loext:opacity="100%" style:font-name="FiraCode NF" fo:font-size="12pt" fo:letter-spacing="normal" fo:font-style="normal" fo:font-weight="normal" officeooo:rsid="00274ebc" fo:background-color="#ffff00" loext:char-shading-value="0"/>
    </style:style>
    <style:style style:name="T13" style:family="text">
      <style:text-properties fo:font-variant="normal" fo:text-transform="none" fo:color="#880000" loext:opacity="100%" style:font-name="FiraCode NF" fo:font-size="12pt" fo:letter-spacing="normal" fo:font-style="normal" fo:font-weight="normal" fo:background-color="#dde8cb" loext:char-shading-value="0"/>
    </style:style>
    <style:style style:name="T14" style:family="text">
      <style:text-properties fo:font-variant="normal" fo:text-transform="none" fo:color="#880000" loext:opacity="100%" style:font-name="FiraCode NF" fo:font-size="12pt" fo:letter-spacing="normal" fo:font-style="normal" fo:font-weight="normal" officeooo:rsid="00264225" fo:background-color="#dde8cb" loext:char-shading-value="0"/>
    </style:style>
    <style:style style:name="T15" style:family="text">
      <style:text-properties fo:font-variant="normal" fo:text-transform="none" fo:color="#880000" loext:opacity="100%" style:font-name="FiraCode NF" fo:font-size="12pt" fo:letter-spacing="normal" fo:font-style="normal" fo:font-weight="normal" fo:background-color="#ffff00" loext:char-shading-value="0"/>
    </style:style>
    <style:style style:name="T16" style:family="text">
      <style:text-properties fo:font-weight="bold" fo:background-color="#ffff00" loext:char-shading-value="0" style:font-weight-asian="bold" style:font-weight-complex="bold"/>
    </style:style>
    <style:style style:name="T17" style:family="text">
      <style:text-properties fo:font-weight="bold" style:font-weight-asian="bold" style:font-weight-complex="bold"/>
    </style:style>
    <style:style style:name="T18" style:family="text">
      <style:text-properties fo:font-weight="bold" officeooo:rsid="0019ab0a" style:font-weight-asian="bold" style:font-weight-complex="bold"/>
    </style:style>
    <style:style style:name="T19" style:family="text">
      <style:text-properties fo:background-color="#ffff00" loext:char-shading-value="0"/>
    </style:style>
    <style:style style:name="T20" style:family="text">
      <style:text-properties fo:font-weight="normal" fo:background-color="transparent" loext:char-shading-value="0" style:font-weight-asian="normal" style:font-weight-complex="normal"/>
    </style:style>
    <style:style style:name="T21" style:family="text">
      <style:text-properties fo:font-weight="normal" officeooo:rsid="002473fe" fo:background-color="transparent" loext:char-shading-value="0" style:font-weight-asian="normal" style:font-weight-complex="normal"/>
    </style:style>
    <style:style style:name="T22" style:family="text">
      <style:text-properties fo:font-weight="normal" style:font-weight-asian="normal" style:font-weight-complex="normal"/>
    </style:style>
    <style:style style:name="T23" style:family="text">
      <style:text-properties officeooo:rsid="002ae453"/>
    </style:style>
    <style:style style:name="T24" style:family="text">
      <style:text-properties officeooo:rsid="00308e84"/>
    </style:style>
    <style:style style:name="T25" style:family="text">
      <style:text-properties fo:color="#00a933" loext:opacity="100%"/>
    </style:style>
    <style:style style:name="T26" style:family="text">
      <style:text-properties fo:color="#00a933" loext:opacity="100%" fo:font-weight="bold" officeooo:rsid="0019ab0a" style:font-weight-asian="bold" style:font-weight-complex="bold"/>
    </style:style>
    <style:style style:name="T27" style:family="text">
      <style:text-properties fo:color="#00a933" loext:opacity="100%" fo:font-weight="bold" officeooo:rsid="0019ab0a" fo:background-color="#f6f9d4" loext:char-shading-value="0" style:font-weight-asian="bold" style:font-weight-complex="bold"/>
    </style:style>
    <style:style style:name="T28" style:family="text">
      <style:text-properties fo:color="#00a933" loext:opacity="100%" fo:font-weight="bold" officeooo:rsid="0019ab0a" fo:background-color="#f6f9d4" loext:char-shading-value="0"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a xlink:type="simple" xlink:href="https://www.iwocl.org/resources/opencl-libraries-and-toolkits/" text:style-name="Internet_20_link" text:visited-style-name="Visited_20_Internet_20_Link">https://www.iwocl.org/resources/opencl-libraries-and-toolkits/</text:a> <text:s text:c="3"/><text:span text:style-name="T23">Библиотеки OpenCL</text:span></text:p>
      <text:p text:style-name="P2">https://downloads.ti.com/mctools/esd/docs/opencl/reference.html</text:p>
      <text:p text:style-name="P3">Boost.Compute — GPU/parallel-computing library for C++ based on OpenCL</text:p>
      <text:p text:style-name="P3">https://github.com/boostorg/compute</text:p>
      <text:p text:style-name="P3">Документация к библиотеке Boost.Compute</text:p>
      <text:p text:style-name="P3">http://boostorg.github.io/compute/</text:p>
      <text:p text:style-name="P2">https://www.qt.io/blog/2010/04/07/using-opencl-with-qt</text:p>
      <text:p text:style-name="P2"/>
      <text:p text:style-name="P2"/>
      <text:p text:style-name="P1">sudo apt-get install ocl-icd-opencl-dev ocl-icd-libopencl1</text:p>
      <text:p text:style-name="P1">sudo apt-get install opencl-headers ocl-icd-dev ocl-icd-libopencl1</text:p>
      <text:p text:style-name="Standard">sudo apt install clinfo</text:p>
      <text:p text:style-name="Standard"/>
      <text:p text:style-name="Standard"/>
      <text:p text:style-name="Standard"><text:a xlink:type="simple" xlink:href="https://clehaxze.tw/gemlog/2023/06-17-setting-up-opencl-on-rk3588-using-libmali.gmi" text:style-name="Internet_20_link" text:visited-style-name="Visited_20_Internet_20_Link">https://clehaxze.tw/gemlog/2023/06-17-setting-up-opencl-on-rk3588-using-libmali.gmi</text:a></text:p>
      <text:p text:style-name="Standard"/>
      <text:p text:style-name="P14"><text:a xlink:type="simple" xlink:href="https://github.com/marty1885?tab=repositories" text:style-name="Internet_20_link" text:visited-style-name="Visited_20_Internet_20_Link">https://github.com/marty1885?tab=repositories</text:a></text:p>
      <text:p text:style-name="P14">https://github.com/Zhou-sx/yolov5_Deepsort_rknn</text:p>
      <text:h text:style-name="Heading_20_2" text:outline-level="2"><text:bookmark text:name="installing-opencl"/><text:a xlink:type="simple" xlink:href="https://clehaxze.tw/gemlog/2023/06-17-setting-up-opencl-on-rk3588-using-libmali.gmi#installing-opencl" text:style-name="Internet_20_link" text:visited-style-name="Visited_20_Internet_20_Link"><text:span text:style-name="T1">Installing OpenCL</text:span></text:a></text:h>
      <text:p text:style-name="P18"><text:span text:style-name="T2">Assuming you have successfully booted into your system. You need to download the ARM Mali GPU blob from rockchip's repository. And put it into </text:span><text:span text:style-name="Source_20_Text"><text:span text:style-name="T3">/usr/lib/</text:span></text:span><text:span text:style-name="T2">. As well as the firmware for the GPU if not already installed.</text:span></text:p>
      <text:p text:style-name="P7"><text:span text:style-name="Source_20_Text"><text:span text:style-name="T5">cd</text:span></text:span><text:span text:style-name="Source_20_Text"><text:span text:style-name="T8"> /usr/lib</text:span></text:span></text:p>
      <text:p text:style-name="P9"><text:span text:style-name="Source_20_Text"><text:span text:style-name="T8">sudo wget </text:span></text:span><text:a xlink:type="simple" xlink:href="https://github.com/JeffyCN/mirrors/raw/libmali/lib/aarch64-linux-gnu/libmali-valhall-g610-g6p0-x11-wayland-gbm.so" text:style-name="Internet_20_link" text:visited-style-name="Visited_20_Internet_20_Link"><text:span text:style-name="Source_20_Text">https://github.com/JeffyCN/mirrors/raw/libmali/lib/aarch64-linux-gnu/libmali-valhall-g610-g6p0-x11-wayland-gbm.so</text:span></text:a></text:p>
      <text:p text:style-name="P9"><text:span text:style-name="Source_20_Text"><text:span text:style-name="T8"/></text:span></text:p>
      <text:p text:style-name="P11"><text:span text:style-name="Source_20_Text"><text:span text:style-name="T4">sudo wget </text:span></text:span><text:a xlink:type="simple" xlink:href="https://github.com/JeffyCN/mirrors/raw/libmali/lib/aarch64-linux-gnu/libmali-valhall-g610-g6p0-x11-wayland-gbm.so" text:style-name="Internet_20_link" text:visited-style-name="Visited_20_Internet_20_Link"><text:span text:style-name="Source_20_Text">https://github.com/JeffyCN/mirrors/raw/libmali/lib/aarch64-linux-gnu/</text:span></text:a><text:bookmark text:name="file-name-id-wide"/><text:span text:style-name="Source_20_Text"><text:span text:style-name="T4">libmali-valhall-g610-g13p0-x11-wayland-gbm.so</text:span></text:span></text:p>
      <text:p text:style-name="P11"><text:span text:style-name="Source_20_Text"><text:span text:style-name="T8"/></text:span></text:p>
      <text:p text:style-name="P9"/>
      <text:p text:style-name="P9"><text:span text:style-name="Source_20_Text"><text:span text:style-name="T5">cd</text:span></text:span><text:span text:style-name="Source_20_Text"><text:span text:style-name="T8"> /lib/firmware</text:span></text:span></text:p>
      <text:p text:style-name="P10"><text:span text:style-name="Source_20_Text"><text:span text:style-name="T8">sudo wget </text:span></text:span><text:a xlink:type="simple" xlink:href="https://github.com/JeffyCN/mirrors/raw/libmali/firmware/g610/mali_csffw.bin" text:style-name="Internet_20_link" text:visited-style-name="Visited_20_Internet_20_Link"><text:span text:style-name="Source_20_Text">https://github.com/JeffyCN/mirrors/raw/libmali/firmware/g610/mali_csffw.bin</text:span></text:a></text:p>
      <text:p text:style-name="P4">Now we need the OpenCL ICD loader. The one in apt will suffice. Then, since we manually downloaded the Mali GPU blob, we need to add it to the OpenCL ICD config file.</text:p>
      <text:p text:style-name="P7"><text:span text:style-name="Source_20_Text"><text:span text:style-name="T8">sudo apt install mesa-opencl-icd clinfo</text:span></text:span></text:p>
      <text:p text:style-name="P9"/>
      <text:p text:style-name="P9"><text:span text:style-name="Source_20_Text"><text:span text:style-name="T8">sudo </text:span></text:span><text:span text:style-name="Source_20_Text"><text:span text:style-name="T5">mkdir</text:span></text:span><text:span text:style-name="Source_20_Text"><text:span text:style-name="T8"> -p /etc/OpenCL/vendors</text:span></text:span></text:p>
      <text:p text:style-name="P9"><text:span text:style-name="Source_20_Text"><text:span text:style-name="T8"/></text:span></text:p>
      <text:p text:style-name="P13"><text:span text:style-name="Source_20_Text"><text:span text:style-name="T12">Версия 2.1</text:span></text:span></text:p>
      <text:p text:style-name="P10"><text:span text:style-name="Source_20_Text"><text:span text:style-name="T7">echo</text:span></text:span><text:span text:style-name="Source_20_Text"><text:span text:style-name="T11"> </text:span></text:span><text:span text:style-name="Source_20_Text"><text:span text:style-name="T15">"/usr/lib/libmali-valhall-g610-g6p0-x11-wayland-gbm.so"</text:span></text:span><text:span text:style-name="Source_20_Text"><text:span text:style-name="T11"> | sudo </text:span></text:span><text:span text:style-name="Source_20_Text"><text:span text:style-name="T7">tee</text:span></text:span><text:span text:style-name="Source_20_Text"><text:span text:style-name="T11"> /etc/OpenCL/vendors/mali.icd</text:span></text:span></text:p>
      <text:p text:style-name="P13"><text:span text:style-name="Source_20_Text"><text:span text:style-name="T10">Версия 3.0</text:span></text:span></text:p>
      <text:p text:style-name="P12"><text:span text:style-name="Source_20_Text"><text:span text:style-name="T6">echo</text:span></text:span><text:span text:style-name="Source_20_Text"><text:span text:style-name="T9"> </text:span></text:span><text:span text:style-name="Source_20_Text"><text:span text:style-name="T13">"/usr/lib/libmali-valhall-g610-g</text:span></text:span><text:span text:style-name="Source_20_Text"><text:span text:style-name="T14">13</text:span></text:span><text:span text:style-name="Source_20_Text"><text:span text:style-name="T13">p0-x11-wayland-gbm.so"</text:span></text:span><text:span text:style-name="Source_20_Text"><text:span text:style-name="T9"> | sudo </text:span></text:span><text:span text:style-name="Source_20_Text"><text:span text:style-name="T6">tee</text:span></text:span><text:span text:style-name="Source_20_Text"><text:span text:style-name="T9"> /etc/OpenCL/vendors/mali.icd</text:span></text:span></text:p>
      <text:p text:style-name="P10"><text:span text:style-name="Source_20_Text"><text:span text:style-name="T8"/></text:span></text:p>
      <text:p text:style-name="P4">Finally, we need to statisify the dependencies of the Mali OpenCL.</text:p>
      <text:p text:style-name="P8"><text:soft-page-break/><text:span text:style-name="Source_20_Text"><text:span text:style-name="T8">sudo apt install libxcb-dri2-0 libxcb-dri3-0 libwayland-client0 libwayland-server0 libx11-xcb1</text:span></text:span></text:p>
      <text:p text:style-name="P18"><text:span text:style-name="T2">Now you can run </text:span><text:span text:style-name="Source_20_Text"><text:span text:style-name="T3">clinfo</text:span></text:span><text:span text:style-name="T2"> to see if OpenCL is working.</text:span></text:p>
      <text:p text:style-name="P6">Дома на ноутбуке</text:p>
      <text:p text:style-name="P5">sudo apt install nvidia-libopencl1-340 ocl-icd-opencl-dev</text:p>
      <text:p text:style-name="Standard"/>
      <text:p text:style-name="Standard"/>
      <text:p text:style-name="Standard">sudo find / -name *libOpenCL* 2&gt;/dev/null</text:p>
      <text:p text:style-name="Standard">usr/share/doc/ocl-icd-libopencl1/html/LibOpenCL.html</text:p>
      <text:p text:style-name="Standard">GPU</text:p>
      <text:p text:style-name="Standard">• Arm Mali-G610 MP4 “Odin” GPU </text:p>
      <text:p text:style-name="Standard">• Compatible with OpenGL ES1.1/2.0/3.2, OpenCL 2.2 and Vulkan 1.2 </text:p>
      <text:p text:style-name="Standard">• 3D graphics engine and 2D graphics engine </text:p>
      <text:p text:style-name="Standard"/>
      <text:p text:style-name="Standard">https://github.com/orangepi-xunlong</text:p>
      <text:p text:style-name="Standard">gpio-readall</text:p>
      <text:p text:style-name="Standard">gpio mode 2 out</text:p>
      <text:p text:style-name="Standard">gpio write 2 0</text:p>
      <text:p text:style-name="Standard">gpio mode 2 in</text:p>
      <text:p text:style-name="Standard">gpio read <text:s/>2</text:p>
      <text:p text:style-name="Standard">-lwiringPi</text:p>
      <text:p text:style-name="Standard">-lwiringPiDev</text:p>
      <text:p text:style-name="Standard"/>
      <text:p text:style-name="Standard">https://docs.khadas.com/products/sbc/vim4/applications/opencl</text:p>
      <text:p text:style-name="Standard"/>
      <text:p text:style-name="Standard"><text:a xlink:type="simple" xlink:href="https://www.youtube.com/watch?v=DO_68Hjs2UI" text:style-name="Internet_20_link" text:visited-style-name="Visited_20_Internet_20_Link">https://www.youtube.com/watch?v=DO_68Hjs2UI</text:a></text:p>
      <text:p text:style-name="Standard"/>
      <text:p text:style-name="Standard"><text:a xlink:type="simple" xlink:href="https://documen.tician.de/pyopencl/" text:style-name="Internet_20_link" text:visited-style-name="Visited_20_Internet_20_Link">https://documen.tician.de/pyopencl/</text:a></text:p>
      <text:p text:style-name="Standard"/>
      <text:p text:style-name="Standard"><text:a xlink:type="simple" xlink:href="https://github.com/mantiuk/opencl_examples" text:style-name="Internet_20_link" text:visited-style-name="Visited_20_Internet_20_Link">https://github.com/mantiuk/opencl_examples</text:a></text:p>
      <text:p text:style-name="Standard"/>
      <text:p text:style-name="Standard"><text:a xlink:type="simple" xlink:href="https://habr.com/ru/companies/yandex_praktikum/articles/591541/" text:style-name="Internet_20_link" text:visited-style-name="Visited_20_Internet_20_Link"><text:span text:style-name="T19">https://habr.com/ru/companies/yandex_praktikum/articles/591541/</text:span></text:a></text:p>
      <text:p text:style-name="P19">https://github.com/cpppracticum/GPGPU_Habr_Materials/tree/main/mandelmin</text:p>
      <text:p text:style-name="Standard"/>
      <text:p text:style-name="P16">https://github.com/KhronosGroup/OpenCL-SDK</text:p>
      <text:p text:style-name="Standard"><text:a xlink:type="simple" xlink:href="https://github.com/chriskinzel/OpenCL-NeuralNetwork" text:style-name="Internet_20_link" text:visited-style-name="Visited_20_Internet_20_Link">https://github.com/chriskinzel/OpenCL-NeuralNetwork</text:a></text:p>
      <text:p text:style-name="Standard"/>
      <text:p text:style-name="Standard"><text:a xlink:type="simple" xlink:href="https://registry.khronos.org/OpenCL/specs/" text:style-name="Internet_20_link" text:visited-style-name="Visited_20_Internet_20_Link"><text:span text:style-name="T16">https://registry.khronos.org/OpenCL/specs/</text:span></text:a></text:p>
      <text:p text:style-name="P14"/>
      <text:p text:style-name="P20"><text:span text:style-name="Source_20_Text"><text:span text:style-name="T20"/></text:span></text:p>
      <text:p text:style-name="P21"><text:span text:style-name="Source_20_Text"><text:span text:style-name="T21">clinfo</text:span></text:span></text:p>
      <text:p text:style-name="P21"><text:span text:style-name="Source_20_Text"><text:span text:style-name="T20">clpeak <text:s/></text:span></text:span><text:span text:style-name="Source_20_Text"><text:span text:style-name="T21">тест</text:span></text:span></text:p>
      <text:p text:style-name="Standard"/>
      <text:p text:style-name="P22"><text:span text:style-name="Source_20_Text"><text:span text:style-name="T17"/></text:span></text:p>
      <text:p text:style-name="P22"><text:span text:style-name="Source_20_Text"><text:span text:style-name="T17"/></text:span></text:p>
      <text:p text:style-name="P22"><text:span text:style-name="Source_20_Text"><text:span text:style-name="T17"/></text:span></text:p>
      <text:p text:style-name="P22"><text:span text:style-name="Source_20_Text"><text:span text:style-name="T17"/></text:span></text:p>
      <text:p text:style-name="P22"><text:span text:style-name="Source_20_Text"><text:span text:style-name="T17"/></text:span></text:p>
      <text:p text:style-name="P22"><text:span text:style-name="Source_20_Text"><text:span text:style-name="T17"/></text:span></text:p>
      <text:p text:style-name="P22"><text:soft-page-break/><text:span text:style-name="Source_20_Text"><text:span text:style-name="T17">cl_khr_global_int32_base_atomics <text:s/></text:span></text:span><text:span text:style-name="Source_20_Text">allows OpenCL C atomic operations to be performed on 32-bit signed and unsigned integers in global memory.</text:span></text:p>
      <text:p text:style-name="P17">cl_khr_global_int32_extended_atomics</text:p>
      <text:p text:style-name="P17">cl_khr_local_int32_base_atomics</text:p>
      <text:p text:style-name="P17">cl_khr_local_int32_extended_atomics</text:p>
      <text:p text:style-name="P23">cl_khr_fp64 <text:s text:c="56"/><text:span text:style-name="T24">(no in <text:s/>Orange)</text:span></text:p>
      <text:p text:style-name="P24">cl_khr_3d_image_writes</text:p>
      <text:p text:style-name="P17">cl_khr_byte_addressable_store</text:p>
      <text:p text:style-name="P17">cl_khr_icd</text:p>
      <text:p text:style-name="P25">cl_khr_gl_sharing</text:p>
      <text:p text:style-name="P25">cl_nv_compiler_options</text:p>
      <text:p text:style-name="P25">cl_nv_device_attribute_query</text:p>
      <text:p text:style-name="P25">cl_nv_pragma_unroll</text:p>
      <text:p text:style-name="P25">cl_nv_create_buffer</text:p>
      <text:p text:style-name="P17">cl_khr_int64_base_atomics</text:p>
      <text:p text:style-name="P17">cl_khr_int64_extended_atomics</text:p>
      <text:p text:style-name="P17">cl_khr_device_uuid</text:p>
      <text:p text:style-name="P25">cl_khr_pci_bus_info</text:p>
      <text:p text:style-name="P17">cl_khr_external_semaphore</text:p>
      <text:p text:style-name="P25">cl_khr_external_memory</text:p>
      <text:p text:style-name="P25">cl_khr_external_semaphore_opaque_fd</text:p>
      <text:p text:style-name="P25">cl_khr_external_memory_opaque_fd</text:p>
      <text:p text:style-name="P17"/>
      <text:p text:style-name="P15">Only Orange</text:p>
      <text:p text:style-name="P17">cl_khr_fp16 <text:s/><text:tab/><text:tab/><text:tab/><text:tab/><text:tab/><text:tab/><text:span text:style-name="T22">adds support to OpenCL C for half scalar and vector types as built-in types that can be used for arithmetic operations, conversions, etc</text:span></text:p>
      <text:p text:style-name="P17">cl_khr_egl_image <text:tab/><text:tab/><text:tab/><text:tab/><text:tab/><text:span text:style-name="T22">provides a mechanism to creating OpenCL memory objects from from EGLImages.</text:span></text:p>
      <text:p text:style-name="P17">cl_khr_image2d_from_buffer<text:tab/><text:tab/><text:tab/><text:span text:style-name="T22">allows a 2D image to be created from an existing OpenCL buffer memory object.</text:span></text:p>
      <text:p text:style-name="P17">cl_khr_depth_images<text:tab/><text:tab/><text:tab/><text:tab/><text:span text:style-name="T22">adds OpenCL C support for depth images</text:span></text:p>
      <text:p text:style-name="P17"><text:span text:style-name="T22"/></text:p>
      <text:p text:style-name="P26"><text:span text:style-name="T25">cl_khr_subgroups<text:tab/></text:span><text:tab/><text:tab/><text:tab/><text:tab/><text:span text:style-name="T22">adds support for implementation-controlled groups of work items, known as sub-groups. </text:span></text:p>
      <text:p text:style-name="P26"><text:span text:style-name="T22"><text:tab/><text:tab/><text:tab/><text:tab/><text:tab/><text:tab/><text:tab/>Sub-groups behave similarly to work-groups and have their own sets of built-ins and synchronization primitives. </text:span></text:p>
      <text:p text:style-name="P26"><text:span text:style-name="T22"><text:tab/><text:tab/><text:tab/><text:tab/><text:tab/><text:tab/><text:tab/>Sub-groups within a work-group are independent, may make forward progress with respect to each other, </text:span></text:p>
      <text:p text:style-name="P26"><text:span text:style-name="T22"><text:tab/><text:tab/><text:tab/><text:tab/><text:tab/><text:tab/><text:tab/>and may map to optimized hardware structures where that makes sense.</text:span></text:p>
      <text:p text:style-name="P26"><text:span text:style-name="T22"/></text:p>
      <text:p text:style-name="P17"><text:span text:style-name="T25">cl_khr_subgroup_extended_types</text:span><text:tab/><text:tab/><text:tab/><text:span text:style-name="T22">adds additional supported OpenCL C data types to the existing sub-group broadcast, scan, and reduction functions.</text:span></text:p>
      <text:p text:style-name="P17"/>
      <text:p text:style-name="P17"><text:span text:style-name="T25">cl_khr_subgroup_non_uniform_vote</text:span><text:tab/><text:tab/><text:span text:style-name="T22">adds built-in OpenCL C functions with the ability to elect a single work item from a sub-group to perform a task and to hold votes among work items in a sub-group.</text:span></text:p>
      <text:p text:style-name="P17"/>
      <text:p text:style-name="Standard"><text:span text:style-name="T26">cl_khr_subgroup_ballot<text:tab/></text:span><text:span text:style-name="T18"><text:tab/><text:tab/><text:tab/></text:span>adds built-in OpenCL C functions with the ability to collect and operate on ballots from work items in a sub-group.</text:p>
      <text:p text:style-name="P17"/>
      <text:p text:style-name="P28"><text:span text:style-name="T25">cl_khr_subgroup_non_uniform_arithmetic</text:span><text:tab/><text:span text:style-name="T22">adds built-in OpenCL C functions providing the ability to use some sub-group functions </text:span></text:p>
      <text:p text:style-name="P28"><text:span text:style-name="T22"><text:tab/><text:tab/><text:tab/><text:tab/><text:tab/><text:tab/><text:tab/>within non-uniform flow control, including additional scan and reduction operators.</text:span></text:p>
      <text:p text:style-name="Standard"><text:span text:style-name="T18"/></text:p>
      <text:p text:style-name="Standard"><text:span text:style-name="T26">cl_khr_subgroup_shuffle</text:span><text:span text:style-name="T18"><text:tab/><text:tab/><text:tab/><text:tab/></text:span>adds built-in OpenCL C functions providing additional ways to exchange data among work items in a sub-group.</text:p>
      <text:p text:style-name="P17"/>
      <text:p text:style-name="Standard"><text:span text:style-name="T26">cl_khr_subgroup_shuffle_relative</text:span><text:span text:style-name="T18"><text:tab/><text:tab/><text:tab/></text:span>adds built-in OpenCL C functions providing specialized ways to exchange data among work items in a sub-group that may perform better on some implementations.</text:p>
      <text:p text:style-name="P17"/>
      <text:p text:style-name="Standard"><text:span text:style-name="T28">cl_khr_subgroup_clustered_reduce</text:span><text:span text:style-name="T18"><text:tab/><text:tab/></text:span>adds built-in OpenCL functions for clustered reductions that operate on a subset of work items in the sub-group.</text:p>
      <text:p text:style-name="P17"/>
      <text:p text:style-name="Standard"><text:span text:style-name="T26">cl_khr_subgroup_rotate</text:span><text:span text:style-name="T18"><text:tab/><text:tab/><text:tab/><text:tab/></text:span>adds built-in OpenCL C functions with support for a new sub-group data exchange operation that makes it possible to rotate values through the work items in a sub-group.</text:p>
      <text:p text:style-name="P17"/>
      <text:p text:style-name="Standard"><text:span text:style-name="T18">cl_khr_il_program<text:tab/><text:tab/><text:tab/><text:tab/><text:tab/></text:span>adds the ability to create programs with intermediate language (IL), usually SPIR-V. Further information about the format and contents of SPIR-V may be found in the <text:tab/><text:tab/><text:tab/><text:tab/><text:tab/><text:tab/><text:tab/><text:tab/>SPIR-V Specification. Information about how SPIR-V modules behave in the OpenCL environment may be found in the OpenCL SPIR-V Environment Specification.</text:p>
      <text:p text:style-name="P17"><text:soft-page-break/>cl_khr_priority_hints</text:p>
      <text:p text:style-name="P17">cl_khr_create_command_queue</text:p>
      <text:p text:style-name="P17">cl_khr_spirv_no_integer_wrap_decoration</text:p>
      <text:p text:style-name="P17">cl_khr_extended_versioning</text:p>
      <text:p text:style-name="Standard"><text:span text:style-name="T18"/></text:p>
      <text:p text:style-name="P29"><text:span text:style-name="T18">cl_khr_suggested_local_work_size<text:tab/><text:tab/><text:tab/></text:span>adds the ability to query a suggested local work-group size for a kernel running on a device </text:p>
      <text:p text:style-name="P29"><text:tab/><text:tab/><text:tab/><text:tab/><text:tab/><text:tab/><text:tab/>for a specified global work size and global work offset. The suggested local <text:tab/><text:tab/><text:tab/><text:tab/><text:tab/><text:tab/><text:tab/><text:tab/>work-group size will match the work-<text:tab/><text:tab/><text:tab/><text:tab/><text:tab/><text:tab/><text:tab/>group size that would be chosen if the kernel were enqueued with the specified global </text:p>
      <text:p text:style-name="P29"><text:tab/><text:tab/><text:tab/><text:tab/><text:tab/><text:tab/><text:tab/>work size and global work offset and a <text:span text:style-name="Source_20_Text">NULL</text:span> local work size.</text:p>
      <text:p text:style-name="P17"/>
      <text:p text:style-name="P17">cl_khr_extended_bit_ops</text:p>
      <text:p text:style-name="P17">cl_khr_integer_dot_product</text:p>
      <text:p text:style-name="P17">cl_khr_semaphore</text:p>
      <text:p text:style-name="P17">cl_khr_external_semaphore</text:p>
      <text:p text:style-name="P17">cl_khr_external_semaphore_sync_fd</text:p>
      <text:p text:style-name="P17">cl_khr_command_buffer</text:p>
      <text:p text:style-name="P17">cl_arm_core_id</text:p>
      <text:p text:style-name="P17">cl_arm_printf</text:p>
      <text:p text:style-name="P17">cl_arm_non_uniform_work_group_size</text:p>
      <text:p text:style-name="P17">cl_arm_import_memory</text:p>
      <text:p text:style-name="P17">cl_arm_import_memory_dma_buf</text:p>
      <text:p text:style-name="P17">cl_arm_import_memory_host</text:p>
      <text:p text:style-name="P17">cl_arm_integer_dot_product_int8</text:p>
      <text:p text:style-name="P17">cl_arm_integer_dot_product_accumulate_int8</text:p>
      <text:p text:style-name="P17">cl_arm_integer_dot_product_accumulate_saturate_int8</text:p>
      <text:p text:style-name="P17">cl_arm_scheduling_controls</text:p>
      <text:p text:style-name="P17">cl_arm_controlled_kernel_termination</text:p>
      <text:p text:style-name="P17">cl_ext_cxx_for_opencl</text:p>
      <text:p text:style-name="P17">cl_ext_image_tiling_control</text:p>
      <text:p text:style-name="P17">cl_ext_image_requirements_info</text:p>
      <text:p text:style-name="P17">cl_ext_image_from_bufferPres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ans-serif"/>
    <style:font-face style:name="Fira Code" svg:font-family="'Fira Code', consolas, monospace"/>
    <style:font-face style:name="FiraCode NF" svg:font-family="'FiraCode NF', 'FiraCode Nerd Font', Hack, 'Hack Nerd Font', Hermit, 'Hermit Nerd Font', 'DejaVu Sans Mono', consolas, 'Noto Sans Mono', 'Ubuntu Mono', DejaVuBackup,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egoe ui" svg:font-family="'segoe ui', Arial, FreeSans, DejaVu, sans-serif"/>
    <style:font-face style:name="var fontStack-monospace" svg:font-family="'var fontStack-monospace', ui-monospace, SFMono-Regular, 'SF Mono', Menlo, Consolas, 'Liberation Mono', 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6.5402in" fo:page-height="11.6902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4T15:55:58.121171796</meta:creation-date>
    <meta:generator>LibreOffice/7.3.7.2$Linux_X86_64 LibreOffice_project/30$Build-2</meta:generator>
    <dc:date>2024-07-16T11:07:00.918925187</dc:date>
    <meta:editing-duration>PT14H51M46S</meta:editing-duration>
    <meta:editing-cycles>41</meta:editing-cycles>
    <meta:document-statistic meta:table-count="0" meta:image-count="0" meta:object-count="0" meta:page-count="4" meta:paragraph-count="125" meta:word-count="725" meta:character-count="7215" meta:non-whitespace-character-count="6436"/>
  </office:meta>
</office:document-meta>
</file>